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03pt" svg:height="255.32pt" svg:x="90.99pt" svg:y="101.11pt">
            <draw:object draw:notify-on-update-of-ranges="Sheet1.B1:Sheet1.C1 Sheet1.A2:Sheet1.A2 Sheet1.B2:Sheet1.C2 Sheet1.A3:Sheet1.A3 Sheet1.B3:Sheet1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 Slave</text:p>
          </table:table-cell>
          <table:table-cell table:formula="of:=1717153/1000000" office:value-type="float" office:value="1.717153" calcext:value-type="float">
            <text:p>1.717153</text:p>
          </table:table-cell>
          <table:table-cell table:formula="of:=3085300/1000000" office:value-type="float" office:value="3.0853" calcext:value-type="float">
            <text:p>3.0853</text:p>
          </table:table-cell>
        </table:table-row>
        <table:table-row table:style-name="ro1">
          <table:table-cell office:value-type="string" calcext:value-type="string">
            <text:p>10 Slaves</text:p>
          </table:table-cell>
          <table:table-cell table:formula="of:=8092518/1000000" office:value-type="float" office:value="8.092518" calcext:value-type="float">
            <text:p>8.092518</text:p>
          </table:table-cell>
          <table:table-cell table:formula="of:=27252040/1000000" office:value-type="float" office:value="27.25204" calcext:value-type="float">
            <text:p>27.25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5:20:47.1796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23:36:12.857516000</meta:creation-date>
    <dc:date>2015-03-18T15:39:42.724962000</dc:date>
    <meta:editing-duration>PT28M29S</meta:editing-duration>
    <meta:editing-cycles>3</meta:editing-cycles>
    <meta:generator>LibreOffice/4.4.0.3$MacOSX_X86_64 LibreOffice_project/de093506bcdc5fafd9023ee680b8c60e3e0645d7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8cm" xlink:href=".." xlink:type="simple" chart:class="chart:bar" chart:style-name="ch1">
        <chart:title svg:x="5.132cm" svg:y="0.316cm" chart:style-name="ch2">
          <text:p>Number of States Analyzed</text:p>
        </chart:title>
        <chart:legend chart:legend-position="end" svg:x="13.7cm" svg:y="3.971cm" style:legend-expansion="high" chart:style-name="ch3"/>
        <chart:plot-area chart:style-name="ch4" table:cell-range-address="Sheet1.A1:Sheet1.C3" chart:data-source-has-labels="both" svg:x="1.275cm" svg:y="1.267cm" svg:width="12.106cm" svg:height="6.635cm">
          <chartooo:coordinate-region svg:x="1.908cm" svg:y="1.459cm" svg:width="11.473cm" svg:height="5.811cm"/>
          <chart:axis chart:dimension="x" chart:name="primary-x" chart:style-name="ch5" chartooo:axis-type="auto">
            <chartooo:date-scale/>
            <chart:title svg:x="5.596cm" svg:y="8.083cm" chart:style-name="ch6">
              <text:p>Time Allowed (seconds)</text:p>
            </chart:title>
            <chart:categories table:cell-range-address="Sheet1.B1:Sheet1.C1"/>
          </chart:axis>
          <chart:axis chart:dimension="y" chart:name="primary-y" chart:style-name="ch7">
            <chart:title svg:x="0.451cm" svg:y="7.237cm" chart:style-name="ch8">
              <text:p>Number of States Analyzed (millions)</text:p>
            </chart:title>
            <chart:grid chart:style-name="ch9" chart:class="major"/>
          </chart:axis>
          <chart:series chart:style-name="ch10" chart:values-cell-range-address="Sheet1.B2:Sheet1.C2" chart:label-cell-address="Sheet1.A2:Sheet1.A2" chart:class="chart:bar">
            <chart:data-point chart:repeated="2"/>
          </chart:series>
          <chart:series chart:style-name="ch11" chart:values-cell-range-address="Sheet1.B3:Sheet1.C3" chart:label-cell-address="Sheet1.A3:Sheet1.A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/>
                <draw:g>
                  <svg:desc>Sheet1.B1:Sheet1.C1</svg:desc>
                </draw:g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 Slave</text:p>
                <draw:g>
                  <svg:desc>Sheet1.A2:Sheet1.A2</svg:desc>
                </draw:g>
              </table:table-cell>
              <table:table-cell office:value-type="float" office:value="1.717153">
                <text:p>1.717153</text:p>
                <draw:g>
                  <svg:desc>Sheet1.B2:Sheet1.C2</svg:desc>
                </draw:g>
              </table:table-cell>
              <table:table-cell office:value-type="float" office:value="3.0853">
                <text:p>3.0853</text:p>
              </table:table-cell>
            </table:table-row>
            <table:table-row>
              <table:table-cell office:value-type="string">
                <text:p>10 Slaves</text:p>
                <draw:g>
                  <svg:desc>Sheet1.A3:Sheet1.A3</svg:desc>
                </draw:g>
              </table:table-cell>
              <table:table-cell office:value-type="float" office:value="8.092518">
                <text:p>8.092518</text:p>
                <draw:g>
                  <svg:desc>Sheet1.B3:Sheet1.C3</svg:desc>
                </draw:g>
              </table:table-cell>
              <table:table-cell office:value-type="float" office:value="27.25204">
                <text:p>27.25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